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ce3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ce3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ce3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ce3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ce3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ce3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ce3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ce3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ce3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ce3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ce3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ce3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ce3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ce3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ce3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ce3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ce3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nuel David Lunar Sánch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040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nny Javier Lunar Reng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58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7.9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1" meta:non-whitespace-character-count="994"/>
    <meta:template xlink:type="simple" xlink:actuate="onRequest" xlink:title="Normal" xlink:href=""/>
  </office:meta>
</office:document-meta>
</file>